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roman"/>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29in" fo:margin-left="-0.009in" table:align="left"/>
    </style:style>
    <style:style style:name="Table1.A" style:family="table-column">
      <style:table-column-properties style:column-width="0.5611in"/>
    </style:style>
    <style:style style:name="Table1.B" style:family="table-column">
      <style:table-column-properties style:column-width="0.6889in"/>
    </style:style>
    <style:style style:name="Table1.C" style:family="table-column">
      <style:table-column-properties style:column-width="1.3139in"/>
    </style:style>
    <style:style style:name="Table1.D" style:family="table-column">
      <style:table-column-properties style:column-width="2.5in"/>
    </style:style>
    <style:style style:name="Table1.E" style:family="table-column">
      <style:table-column-properties style:column-width="1.859in"/>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29in" fo:margin-left="-0.009in" table:align="left"/>
    </style:style>
    <style:style style:name="Table2.A" style:family="table-column">
      <style:table-column-properties style:column-width="0.5611in"/>
    </style:style>
    <style:style style:name="Table2.B" style:family="table-column">
      <style:table-column-properties style:column-width="0.6889in"/>
    </style:style>
    <style:style style:name="Table2.C" style:family="table-column">
      <style:table-column-properties style:column-width="1.3139in"/>
    </style:style>
    <style:style style:name="Table2.D" style:family="table-column">
      <style:table-column-properties style:column-width="2.5in"/>
    </style:style>
    <style:style style:name="Table2.E" style:family="table-column">
      <style:table-column-properties style:column-width="1.859in"/>
    </style:style>
    <style:style style:name="Table2.A1" style:family="table-cell">
      <style:table-cell-properties fo:padding="0.0382in" fo:border-left="0.25pt solid #000000" fo:border-right="none" fo:border-top="0.25pt solid #000000" fo:border-bottom="0.25pt solid #000000" style:writing-mode="lr-tb"/>
    </style:style>
    <style:style style:name="Table2.E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E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officeooo:paragraph-rsid="0005280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03c9ab" officeooo:paragraph-rsid="0003c9ab"/>
    </style:style>
    <style:style style:name="P7" style:family="paragraph" style:parent-style-name="Table_20_Contents">
      <style:text-properties officeooo:rsid="0003c9ab" officeooo:paragraph-rsid="0003c9ab"/>
    </style:style>
    <style:style style:name="P8" style:family="paragraph" style:parent-style-name="Text_20_body" style:master-page-name="MP0">
      <style:paragraph-properties fo:text-align="center" style:justify-single-word="false" style:page-number="auto" fo:break-before="page"/>
      <style:text-properties fo:font-weight="bold" style:font-weight-asian="bold" style:font-weight-complex="bold"/>
    </style:style>
    <style:style style:name="P9" style:family="paragraph" style:parent-style-name="Text_20_body" style:list-style-name="L1"/>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3c9ab"/>
    </style:style>
    <style:style style:name="T5" style:family="text">
      <style:text-properties officeooo:rsid="0005280e"/>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666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916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166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416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666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916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1665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416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666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ƯƠNG TRÌNH ĐÀO TẠO ỨNG DỤNG VÀ PHÁT TRIỂN OPENCPS</text:p>
      <text:p text:style-name="Text_20_body"/>
      <text:p text:style-name="P1">I. Mục đích chương trình</text:p>
      <text:p text:style-name="Text_20_body"><text:tab/>Người tham gia sẽ được đào tạo và chuyển giao công nghệ ứng dụng và phát triển OpenCPS để xây dựng và vận hành các hệ thống dịch vụ công trực tuyến. Kết thúc khóa học học viên được huấn luyện các kĩ năng căn bản gồm:</text:p>
      <text:list xml:id="list5405525971823042826" text:style-name="L1">
        <text:list-item>
          <text:p text:style-name="P9">Phân tích và cấu hình nghiệp vụ cho các dịch vụ công trực tuyến</text:p>
        </text:list-item>
        <text:list-item>
          <text:p text:style-name="P9">Cài đặt triển khai phần mềm ứng dụng OpenCPS</text:p>
        </text:list-item>
        <text:list-item>
          <text:p text:style-name="P9">Cấu hình tùy biến giao diện ứng dụng OpenCPS</text:p>
        </text:list-item>
        <text:list-item>
          <text:p text:style-name="P9">Phát triển, chỉnh sửa giao diện và chức năng phần mềm OpenCPS</text:p>
        </text:list-item>
      </text:list>
      <text:p text:style-name="P1">II. Nội dung, phương pháp đào tạo</text:p>
      <text:p text:style-name="P2">A. Nội dung</text:p>
      <text:p text:style-name="Text_20_body">Chương trình được phân chia thành các khóa học có chủ điểm phù hợp với từng đối tượng người tham gia, bao gồm:</text:p>
      <text:p text:style-name="Text_20_body">1. Khóa phân tích nghiệp vụ và cấu hình dịch vụ công trực tuyến</text:p>
      <text:p text:style-name="Text_20_body">Đối tượng đào tạo: Mọi người dùng quan tâm về dịch vụ công trực tuyến</text:p>
      <text:p text:style-name="Text_20_body">2. Khóa phát triển và triển khai ứng dụng OpenCPS</text:p>
      <text:p text:style-name="Text_20_body">Đối tượng đào tạo: Có kiến thức căn bản về lập trình Java; đã tham gia khóa phân tích nghiệp vụ</text:p>
      <text:p text:style-name="Text_20_body"/>
      <text:p text:style-name="P2">B. Phương pháp đào tạo</text:p>
      <text:p text:style-name="Text_20_body">Mỗi khóa đào tạo được thiết kế trong 15h, chia làm 10 bài học theo hình thức huấn luyện kĩ năng cho đối tượng tham gia khóa học. Phân bố thời lượng của mỗi bài học 1,5h bao gồm khoảng 30 phút trình bày nội dung và 60 phút thực hành dưới sự hướng dẫn của huấn luyện viên trên lớp. Sau đó các học viên tiếp tục hoàn thiện nội dung thực hành tại nhà để củng cố kĩ năng.</text:p>
      <text:p text:style-name="Text_20_body">Cuối khóa học có đánh giá và trao giấy chứng nhận hoàn thành chương trình của cộng đồng OpenCPS.</text:p>
      <text:p text:style-name="Text_20_body"/>
      <text:p text:style-name="P1">III. Môi trường và tài liệu học tập</text:p>
      <text:p text:style-name="P2">A. Thiết bị lớp học</text:p>
      <text:p text:style-name="Text_20_body">- Mạng wifi kết nối Internet tốc độ cao</text:p>
      <text:p text:style-name="Text_20_body">- Máy chiếu</text:p>
      <text:p text:style-name="Text_20_body">- Bảng viết</text:p>
      <text:p text:style-name="P2"><text:soft-page-break/>B. Phần mềm giảng dạy</text:p>
      <text:p text:style-name="Text_20_body">- Hệ thống mô phỏng dịch vụ tại địa chỉ cofsa.opencps.vn</text:p>
      <text:p text:style-name="Text_20_body">- Hệ thống thực hành tại địa chỉ daotao.opencps.vn</text:p>
      <text:p text:style-name="Text_20_body">- Ổ USB chứa các gói phần mềm hỗ trợ cài đặt</text:p>
      <text:p text:style-name="Text_20_body"><text:span text:style-name="Default_20_Paragraph_20_Font"><text:span text:style-name="T1">C. Thiết bị học viên</text:span></text:span><text:span text:style-name="Default_20_Paragraph_20_Font"><text:span text:style-name="T2"> (tự chuẩn bị)</text:span></text:span></text:p>
      <text:p text:style-name="Text_20_body">- Máy tính xách tay</text:p>
      <text:p text:style-name="Text_20_body">- Cài đặt sẵn phần mềm ảo hóa VirtualBox (đối với khóa phát triển)</text:p>
      <text:p text:style-name="P2">D. Tài liệu học tập</text:p>
      <text:p text:style-name="Text_20_body"><text:span text:style-name="Default_20_Paragraph_20_Font"><text:span text:style-name="T3">- </text:span></text:span>Bài giảng huấn luyện</text:p>
      <text:p text:style-name="Text_20_body">- Bài tập thực hành</text:p>
      <text:p text:style-name="Text_20_body"/>
      <text:p text:style-name="P1">IV. Lịch học</text:p>
      <text:p text:style-name="P2">A. Khóa phân tích nghiệp vụ và cấu hình dịch vụ công với OpenCPS</text:p>
      <text:p text:style-name="Text_20_body">Thời gian: <text:span text:style-name="T4">25/8-31/8</text:span></text:p>
      <text:p text:style-name="P3">Địa điểm: <text:span text:style-name="T5">Tầng 9 Thư viện Tạ Quang Bửu - </text:span>Đại học Bách Khoa Hà Nội</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Phiên</text:p>
          </table:table-cell>
          <table:table-cell table:style-name="Table1.A1" office:value-type="string">
            <text:p text:style-name="P4">Ngày</text:p>
          </table:table-cell>
          <table:table-cell table:style-name="Table1.A1" office:value-type="string">
            <text:p text:style-name="P4">Giờ</text:p>
          </table:table-cell>
          <table:table-cell table:style-name="Table1.A1" office:value-type="string">
            <text:p text:style-name="P4">Nội dung</text:p>
          </table:table-cell>
          <table:table-cell table:style-name="Table1.E1" office:value-type="string">
            <text:p text:style-name="P4">Huấn luyện viên</text:p>
          </table:table-cell>
        </table:table-row>
        <table:table-row>
          <table:table-cell table:style-name="Table1.A2" office:value-type="string">
            <text:p text:style-name="P5">1</text:p>
          </table:table-cell>
          <table:table-cell table:style-name="Table1.A2" office:value-type="string">
            <text:p text:style-name="P5">2<text:span text:style-name="T4">5</text:span>/8</text:p>
          </table:table-cell>
          <table:table-cell table:style-name="Table1.A2" office:value-type="string">
            <text:p text:style-name="P5">16.00-17.30</text:p>
          </table:table-cell>
          <table:table-cell table:style-name="Table1.A2" office:value-type="string">
            <text:p text:style-name="Table_20_Contents">Phân tích thủ tục hành chính</text:p>
          </table:table-cell>
          <table:table-cell table:style-name="Table1.E2" office:value-type="string">
            <text:p text:style-name="Table_20_Contents">Lê Phú Cường*</text:p>
            <text:p text:style-name="Table_20_Contents">Đặng Thị Trà Giang</text:p>
            <text:p text:style-name="Table_20_Contents">Trần Thị Hoa</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17.30-18.00</text:p>
          </table:table-cell>
          <table:table-cell table:style-name="Table1.A2" office:value-type="string">
            <text:p text:style-name="Table_20_Contents">Teabreak</text:p>
          </table:table-cell>
          <table:table-cell table:style-name="Table1.E2" office:value-type="string">
            <text:p text:style-name="Table_20_Contents"/>
          </table:table-cell>
        </table:table-row>
        <table:table-row>
          <table:table-cell table:style-name="Table1.A2" office:value-type="string">
            <text:p text:style-name="P5">2</text:p>
          </table:table-cell>
          <table:table-cell table:style-name="Table1.A2" office:value-type="string">
            <text:p text:style-name="P5"/>
          </table:table-cell>
          <table:table-cell table:style-name="Table1.A2" office:value-type="string">
            <text:p text:style-name="P5">18.00-19.30</text:p>
          </table:table-cell>
          <table:table-cell table:style-name="Table1.A2" office:value-type="string">
            <text:p text:style-name="Table_20_Contents">Cấu hình DVC cấp 2 với OpenCPS</text:p>
          </table:table-cell>
          <table:table-cell table:style-name="Table1.E2" office:value-type="string">
            <text:p text:style-name="Table_20_Contents">Vũ Hồng Sơn*</text:p>
            <text:p text:style-name="Table_20_Contents">Đặng Thị Trà Giang</text:p>
            <text:p text:style-name="Table_20_Contents">Trần Thị Hoa</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3</text:p>
          </table:table-cell>
          <table:table-cell table:style-name="Table1.A2" office:value-type="string">
            <text:p text:style-name="P5">2<text:span text:style-name="T4">6</text:span>/8</text:p>
          </table:table-cell>
          <table:table-cell table:style-name="Table1.A2" office:value-type="string">
            <text:p text:style-name="P5">16.00-17.30</text:p>
          </table:table-cell>
          <table:table-cell table:style-name="Table1.A2" office:value-type="string">
            <text:p text:style-name="Table_20_Contents">Cấu hình thành phần hồ sơ</text:p>
          </table:table-cell>
          <table:table-cell table:style-name="Table1.E2" office:value-type="string">
            <text:p text:style-name="Table_20_Contents">Vũ Hồng Sơn*</text:p>
            <text:p text:style-name="Table_20_Contents">Đặng Thị Trà Giang</text:p>
            <text:p text:style-name="Table_20_Contents">Trần Thị Hoa</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17.30-18.00</text:p>
          </table:table-cell>
          <table:table-cell table:style-name="Table1.A2" office:value-type="string">
            <text:p text:style-name="Table_20_Contents">Teabreak</text:p>
          </table:table-cell>
          <table:table-cell table:style-name="Table1.E2" office:value-type="string">
            <text:p text:style-name="Table_20_Contents"/>
          </table:table-cell>
        </table:table-row>
        <table:table-row>
          <table:table-cell table:style-name="Table1.A2" office:value-type="string">
            <text:p text:style-name="P5">4</text:p>
          </table:table-cell>
          <table:table-cell table:style-name="Table1.A2" office:value-type="string">
            <text:p text:style-name="P5"/>
          </table:table-cell>
          <table:table-cell table:style-name="Table1.A2" office:value-type="string">
            <text:p text:style-name="P5">18.00-19.30</text:p>
          </table:table-cell>
          <table:table-cell table:style-name="Table1.A2" office:value-type="string">
            <text:p text:style-name="Table_20_Contents">Cấu hình quy trình xử lý hồ sơ (1)</text:p>
          </table:table-cell>
          <table:table-cell table:style-name="Table1.E2" office:value-type="string">
            <text:p text:style-name="Table_20_Contents">Vũ Hồng Sơn*</text:p>
            <text:p text:style-name="Table_20_Contents">Đặng Thị Trà Giang</text:p>
            <text:p text:style-name="Table_20_Contents">Trần Thị Hoa</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5</text:p>
          </table:table-cell>
          <table:table-cell table:style-name="Table1.A2" office:value-type="string">
            <text:p text:style-name="P5">2<text:span text:style-name="T4">9</text:span>/8</text:p>
          </table:table-cell>
          <table:table-cell table:style-name="Table1.A2" office:value-type="string">
            <text:p text:style-name="P5">16.00-17.30</text:p>
          </table:table-cell>
          <table:table-cell table:style-name="Table1.A2" office:value-type="string">
            <text:p text:style-name="Table_20_Contents">Cấu hình quy trình xử lý hồ sơ (2)</text:p>
          </table:table-cell>
          <table:table-cell table:style-name="Table1.E2" office:value-type="string">
            <text:p text:style-name="Table_20_Contents">Vũ Hồng Sơn*</text:p>
            <text:p text:style-name="Table_20_Contents">Đặng Thị Trà Giang</text:p>
            <text:p text:style-name="Table_20_Contents"><text:soft-page-break/>Trần Thị Hoa</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17.30-18.00</text:p>
          </table:table-cell>
          <table:table-cell table:style-name="Table1.A2" office:value-type="string">
            <text:p text:style-name="Table_20_Contents">Teabreak</text:p>
          </table:table-cell>
          <table:table-cell table:style-name="Table1.E2" office:value-type="string">
            <text:p text:style-name="Table_20_Contents"/>
          </table:table-cell>
        </table:table-row>
        <table:table-row>
          <table:table-cell table:style-name="Table1.A2" office:value-type="string">
            <text:p text:style-name="P5">6</text:p>
          </table:table-cell>
          <table:table-cell table:style-name="Table1.A2" office:value-type="string">
            <text:p text:style-name="P5"/>
          </table:table-cell>
          <table:table-cell table:style-name="Table1.A2" office:value-type="string">
            <text:p text:style-name="P5">18.00-19.30</text:p>
          </table:table-cell>
          <table:table-cell table:style-name="Table1.A2" office:value-type="string">
            <text:p text:style-name="Table_20_Contents">Thiết kế form động bằngAlpaca (1)</text:p>
          </table:table-cell>
          <table:table-cell table:style-name="Table1.E2" office:value-type="string">
            <text:p text:style-name="Table_20_Contents">Tạ Hữu Bình*</text:p>
            <text:p text:style-name="Table_20_Contents">Đặng Thị Trà Giang</text:p>
            <text:p text:style-name="Table_20_Contents">Trần Thị Hoa</text:p>
            <text:p text:style-name="Table_20_Contents">Vũ Hồng Sơn</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7</text:p>
          </table:table-cell>
          <table:table-cell table:style-name="Table1.A2" office:value-type="string">
            <text:p text:style-name="P5"><text:span text:style-name="T4">30</text:span>/8</text:p>
          </table:table-cell>
          <table:table-cell table:style-name="Table1.A2" office:value-type="string">
            <text:p text:style-name="P5">16.00-17.30</text:p>
          </table:table-cell>
          <table:table-cell table:style-name="Table1.A2" office:value-type="string">
            <text:p text:style-name="Table_20_Contents">Thiết kế form động bằng Alpaca (2)</text:p>
          </table:table-cell>
          <table:table-cell table:style-name="Table1.E2" office:value-type="string">
            <text:p text:style-name="Table_20_Contents">Tạ Hữu Bình*</text:p>
            <text:p text:style-name="Table_20_Contents">Đặng Thị Trà Giang</text:p>
            <text:p text:style-name="Table_20_Contents">Trần Thị Hoa</text:p>
            <text:p text:style-name="Table_20_Contents">Vũ Hồng Sơn</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17.30-18.00</text:p>
          </table:table-cell>
          <table:table-cell table:style-name="Table1.A2" office:value-type="string">
            <text:p text:style-name="Table_20_Contents">Teabreak</text:p>
          </table:table-cell>
          <table:table-cell table:style-name="Table1.E2" office:value-type="string">
            <text:p text:style-name="Table_20_Contents"/>
          </table:table-cell>
        </table:table-row>
        <table:table-row>
          <table:table-cell table:style-name="Table1.A2" office:value-type="string">
            <text:p text:style-name="P5">8</text:p>
          </table:table-cell>
          <table:table-cell table:style-name="Table1.A2" office:value-type="string">
            <text:p text:style-name="P5"/>
          </table:table-cell>
          <table:table-cell table:style-name="Table1.A2" office:value-type="string">
            <text:p text:style-name="P5">18.00-19.30</text:p>
          </table:table-cell>
          <table:table-cell table:style-name="Table1.A2" office:value-type="string">
            <text:p text:style-name="Table_20_Contents">Thiết kế form in bằng Jasper</text:p>
          </table:table-cell>
          <table:table-cell table:style-name="Table1.E2" office:value-type="string">
            <text:p text:style-name="Table_20_Contents">Tạ Hữu Bình*</text:p>
            <text:p text:style-name="Table_20_Contents">Đặng Thị Trà Giang</text:p>
            <text:p text:style-name="Table_20_Contents">Trần Thị Hoa</text:p>
            <text:p text:style-name="Table_20_Contents">Vũ Hồng Sơn</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9</text:p>
          </table:table-cell>
          <table:table-cell table:style-name="Table1.A2" office:value-type="string">
            <text:p text:style-name="P5"><text:span text:style-name="T4">31</text:span>/8</text:p>
          </table:table-cell>
          <table:table-cell table:style-name="Table1.A2" office:value-type="string">
            <text:p text:style-name="P5">16.00-17.30</text:p>
          </table:table-cell>
          <table:table-cell table:style-name="Table1.A2" office:value-type="string">
            <text:p text:style-name="Table_20_Contents">Cấu hình giao diện và tùy biến nâng cao (1)</text:p>
          </table:table-cell>
          <table:table-cell table:style-name="Table1.E2" office:value-type="string">
            <text:p text:style-name="Table_20_Contents">Tạ Hữu Bình*</text:p>
            <text:p text:style-name="Table_20_Contents">Đặng Thị Trà Giang</text:p>
            <text:p text:style-name="Table_20_Contents">Trần Thị Hoa</text:p>
            <text:p text:style-name="Table_20_Contents">Vũ Hồng Sơn</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17.30-18.00</text:p>
          </table:table-cell>
          <table:table-cell table:style-name="Table1.A2" office:value-type="string">
            <text:p text:style-name="Table_20_Contents">Teabreak</text:p>
          </table:table-cell>
          <table:table-cell table:style-name="Table1.E2" office:value-type="string">
            <text:p text:style-name="Table_20_Contents"/>
          </table:table-cell>
        </table:table-row>
        <table:table-row>
          <table:table-cell table:style-name="Table1.A2" office:value-type="string">
            <text:p text:style-name="P5">10</text:p>
          </table:table-cell>
          <table:table-cell table:style-name="Table1.A2" office:value-type="string">
            <text:p text:style-name="P5"/>
          </table:table-cell>
          <table:table-cell table:style-name="Table1.A2" office:value-type="string">
            <text:p text:style-name="P5">18.00-19.30</text:p>
          </table:table-cell>
          <table:table-cell table:style-name="Table1.A2" office:value-type="string">
            <text:p text:style-name="Table_20_Contents">Cấu hình giao diện và tùy biến nâng cao (2)</text:p>
          </table:table-cell>
          <table:table-cell table:style-name="Table1.E2" office:value-type="string">
            <text:p text:style-name="Table_20_Contents">Tạ Hữu Bình*</text:p>
            <text:p text:style-name="Table_20_Contents">Đặng Thị Trà Giang</text:p>
            <text:p text:style-name="Table_20_Contents">Trần Thị Hoa</text:p>
            <text:p text:style-name="Table_20_Contents">Vũ Hồng Sơn</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6">19.30-20.00</text:p>
          </table:table-cell>
          <table:table-cell table:style-name="Table1.A2" office:value-type="string">
            <text:p text:style-name="P7">Tổng kết khóa học</text:p>
          </table:table-cell>
          <table:table-cell table:style-name="Table1.E2" office:value-type="string">
            <text:p text:style-name="Table_20_Contents"/>
          </table:table-cell>
        </table:table-row>
      </table:table>
      <text:p text:style-name="Text_20_body"/>
      <text:p text:style-name="P2">B. Khóa phát triển và triển khai ứng dụng OpenCPS</text:p>
      <text:p text:style-name="Text_20_body">Thời gian: <text:span text:style-name="T4">5/9-9/9</text:span></text:p>
      <text:p text:style-name="Text_20_body">Địa điểm: <text:span text:style-name="T5">Tầng 9 Thư viện Tạ Quang Bửu - </text:span>Đại học Bách Khoa Hà Nội</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Phiên</text:p>
          </table:table-cell>
          <table:table-cell table:style-name="Table2.A1" office:value-type="string">
            <text:p text:style-name="P4">Ngày</text:p>
          </table:table-cell>
          <table:table-cell table:style-name="Table2.A1" office:value-type="string">
            <text:p text:style-name="P4">Giờ</text:p>
          </table:table-cell>
          <table:table-cell table:style-name="Table2.A1" office:value-type="string">
            <text:p text:style-name="P4">Nội dung</text:p>
          </table:table-cell>
          <table:table-cell table:style-name="Table2.E1" office:value-type="string">
            <text:p text:style-name="P4">Huấn luyện viên</text:p>
          </table:table-cell>
        </table:table-row>
        <table:table-row>
          <table:table-cell table:style-name="Table2.A2" office:value-type="string">
            <text:p text:style-name="P5">1</text:p>
          </table:table-cell>
          <table:table-cell table:style-name="Table2.A2" office:value-type="string">
            <text:p text:style-name="P5">5/9</text:p>
          </table:table-cell>
          <table:table-cell table:style-name="Table2.A2" office:value-type="string">
            <text:p text:style-name="P5">16.00-17.30</text:p>
          </table:table-cell>
          <table:table-cell table:style-name="Table2.A2" office:value-type="string">
            <text:p text:style-name="Table_20_Contents">Cài đặt ứng dụng OpenCPS từ mã nguồn</text:p>
          </table:table-cell>
          <table:table-cell table:style-name="Table2.E2" office:value-type="string">
            <text:p text:style-name="Table_20_Contents">Hoàng Anh Tú*</text:p>
            <text:p text:style-name="Table_20_Contents">Vũ Đăng Khoa</text:p>
            <text:p text:style-name="Table_20_Contents">Nguyễn Thành Trung</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17.30-18.00</text:p>
          </table:table-cell>
          <table:table-cell table:style-name="Table2.A2" office:value-type="string">
            <text:p text:style-name="Table_20_Contents">Teabreak</text:p>
          </table:table-cell>
          <table:table-cell table:style-name="Table2.E2" office:value-type="string">
            <text:p text:style-name="Table_20_Contents"/>
          </table:table-cell>
        </table:table-row>
        <table:table-row>
          <table:table-cell table:style-name="Table2.A2" office:value-type="string">
            <text:p text:style-name="P5">2</text:p>
          </table:table-cell>
          <table:table-cell table:style-name="Table2.A2" office:value-type="string">
            <text:p text:style-name="P5"/>
          </table:table-cell>
          <table:table-cell table:style-name="Table2.A2" office:value-type="string">
            <text:p text:style-name="P5">18.00-19.30</text:p>
          </table:table-cell>
          <table:table-cell table:style-name="Table2.A2" office:value-type="string">
            <text:p text:style-name="Table_20_Contents">Quản trị Liferay và các môđun phần mềm OpenCPS</text:p>
          </table:table-cell>
          <table:table-cell table:style-name="Table2.E2" office:value-type="string">
            <text:p text:style-name="Table_20_Contents">Vũ Đăng Khoa*</text:p>
            <text:p text:style-name="Table_20_Contents">Nguyễn Thành Trung</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P5">3</text:p>
          </table:table-cell>
          <table:table-cell table:style-name="Table2.A2" office:value-type="string">
            <text:p text:style-name="P5">6/9</text:p>
          </table:table-cell>
          <table:table-cell table:style-name="Table2.A2" office:value-type="string">
            <text:p text:style-name="P5">16.00-17.30</text:p>
          </table:table-cell>
          <table:table-cell table:style-name="Table2.A2" office:value-type="string">
            <text:p text:style-name="Table_20_Contents">Lập trình căn bản Liferay (1)</text:p>
          </table:table-cell>
          <table:table-cell table:style-name="Table2.E2" office:value-type="string">
            <text:p text:style-name="Table_20_Contents">Vũ Đăng Khoa*</text:p>
            <text:p text:style-name="Table_20_Contents">Nguyễn Thành Trung</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17.30-18.00</text:p>
          </table:table-cell>
          <table:table-cell table:style-name="Table2.A2" office:value-type="string">
            <text:p text:style-name="Table_20_Contents">Teabreak</text:p>
          </table:table-cell>
          <table:table-cell table:style-name="Table2.E2" office:value-type="string">
            <text:p text:style-name="Table_20_Contents"/>
          </table:table-cell>
        </table:table-row>
        <table:table-row>
          <table:table-cell table:style-name="Table2.A2" office:value-type="string">
            <text:p text:style-name="P5">4</text:p>
          </table:table-cell>
          <table:table-cell table:style-name="Table2.A2" office:value-type="string">
            <text:p text:style-name="P5"/>
          </table:table-cell>
          <table:table-cell table:style-name="Table2.A2" office:value-type="string">
            <text:p text:style-name="P5">18.00-19.30</text:p>
          </table:table-cell>
          <table:table-cell table:style-name="Table2.A2" office:value-type="string">
            <text:p text:style-name="Table_20_Contents">Lập trình căn bản Liferay (2)</text:p>
          </table:table-cell>
          <table:table-cell table:style-name="Table2.E2" office:value-type="string">
            <text:p text:style-name="Table_20_Contents">Vũ Đăng Khoa*</text:p>
            <text:p text:style-name="Table_20_Contents">Nguyễn Thành Trung</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5</text:p>
          </table:table-cell>
          <table:table-cell table:style-name="Table2.A2" office:value-type="string">
            <text:p text:style-name="P5">7/9</text:p>
          </table:table-cell>
          <table:table-cell table:style-name="Table2.A2" office:value-type="string">
            <text:p text:style-name="P5">16.00-17.30</text:p>
          </table:table-cell>
          <table:table-cell table:style-name="Table2.A2" office:value-type="string">
            <text:p text:style-name="Table_20_Contents">Lập trình và quản trị mã nguồn OpenCPS với Github (1)</text:p>
          </table:table-cell>
          <table:table-cell table:style-name="Table2.E2" office:value-type="string">
            <text:p text:style-name="Table_20_Contents">Vũ Đăng Khoa*</text:p>
            <text:p text:style-name="Table_20_Contents">Nguyễn Thành Trung</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17.30-18.00</text:p>
          </table:table-cell>
          <table:table-cell table:style-name="Table2.A2" office:value-type="string">
            <text:p text:style-name="Table_20_Contents">Teabreak</text:p>
          </table:table-cell>
          <table:table-cell table:style-name="Table2.E2" office:value-type="string">
            <text:p text:style-name="Table_20_Contents"/>
          </table:table-cell>
        </table:table-row>
        <table:table-row>
          <table:table-cell table:style-name="Table2.A2" office:value-type="string">
            <text:p text:style-name="P5">6</text:p>
          </table:table-cell>
          <table:table-cell table:style-name="Table2.A2" office:value-type="string">
            <text:p text:style-name="P5"/>
          </table:table-cell>
          <table:table-cell table:style-name="Table2.A2" office:value-type="string">
            <text:p text:style-name="P5">18.00-19.30</text:p>
          </table:table-cell>
          <table:table-cell table:style-name="Table2.A2" office:value-type="string">
            <text:p text:style-name="Table_20_Contents">Lập trình và quản trị mã nguồn OpenCPS với Github (2)</text:p>
          </table:table-cell>
          <table:table-cell table:style-name="Table2.E2" office:value-type="string">
            <text:p text:style-name="Table_20_Contents">Vũ Đăng Khoa*</text:p>
            <text:p text:style-name="Table_20_Contents">Nguyễn Thành Trung</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7</text:p>
          </table:table-cell>
          <table:table-cell table:style-name="Table2.A2" office:value-type="string">
            <text:p text:style-name="P5">8/9</text:p>
          </table:table-cell>
          <table:table-cell table:style-name="Table2.A2" office:value-type="string">
            <text:p text:style-name="P5">16.00-17.30</text:p>
          </table:table-cell>
          <table:table-cell table:style-name="Table2.A2" office:value-type="string">
            <text:p text:style-name="Table_20_Contents">Lập trình portlet OpenCPS (1)</text:p>
          </table:table-cell>
          <table:table-cell table:style-name="Table2.E2" office:value-type="string">
            <text:p text:style-name="Table_20_Contents">Nguyễn Thành Trung*</text:p>
            <text:p text:style-name="Table_20_Contents">Vũ Đăng Khoa</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17.30-18.00</text:p>
          </table:table-cell>
          <table:table-cell table:style-name="Table2.A2" office:value-type="string">
            <text:p text:style-name="Table_20_Contents">Teabreak</text:p>
          </table:table-cell>
          <table:table-cell table:style-name="Table2.E2" office:value-type="string">
            <text:p text:style-name="Table_20_Contents"/>
          </table:table-cell>
        </table:table-row>
        <table:table-row>
          <table:table-cell table:style-name="Table2.A2" office:value-type="string">
            <text:p text:style-name="P5">8</text:p>
          </table:table-cell>
          <table:table-cell table:style-name="Table2.A2" office:value-type="string">
            <text:p text:style-name="P5"/>
          </table:table-cell>
          <table:table-cell table:style-name="Table2.A2" office:value-type="string">
            <text:p text:style-name="P5">18.00-19.30</text:p>
          </table:table-cell>
          <table:table-cell table:style-name="Table2.A2" office:value-type="string">
            <text:p text:style-name="Table_20_Contents">Lập trình portlet OpenCPS (2)</text:p>
          </table:table-cell>
          <table:table-cell table:style-name="Table2.E2" office:value-type="string">
            <text:p text:style-name="Table_20_Contents">Nguyễn Thành Trung*</text:p>
            <text:p text:style-name="Table_20_Contents">Vũ Đăng Khoa</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9</text:p>
          </table:table-cell>
          <table:table-cell table:style-name="Table2.A2" office:value-type="string">
            <text:p text:style-name="P5">9/9</text:p>
          </table:table-cell>
          <table:table-cell table:style-name="Table2.A2" office:value-type="string">
            <text:p text:style-name="P5">16.00-17.30</text:p>
          </table:table-cell>
          <table:table-cell table:style-name="Table2.A2" office:value-type="string">
            <text:p text:style-name="Table_20_Contents">Lập trình tùy biến giao diện OpenCPS (1)</text:p>
          </table:table-cell>
          <table:table-cell table:style-name="Table2.E2" office:value-type="string">
            <text:p text:style-name="Table_20_Contents">Nguyễn Thành Trung*</text:p>
            <text:p text:style-name="Table_20_Contents">Vũ Đăng Khoa</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17.30-18.00</text:p>
          </table:table-cell>
          <table:table-cell table:style-name="Table2.A2" office:value-type="string">
            <text:p text:style-name="Table_20_Contents">Teabreak</text:p>
          </table:table-cell>
          <table:table-cell table:style-name="Table2.E2" office:value-type="string">
            <text:p text:style-name="Table_20_Contents"/>
          </table:table-cell>
        </table:table-row>
        <table:table-row>
          <table:table-cell table:style-name="Table2.A2" office:value-type="string">
            <text:p text:style-name="P5">10</text:p>
          </table:table-cell>
          <table:table-cell table:style-name="Table2.A2" office:value-type="string">
            <text:p text:style-name="P5"/>
          </table:table-cell>
          <table:table-cell table:style-name="Table2.A2" office:value-type="string">
            <text:p text:style-name="P5">18.00-19.30</text:p>
          </table:table-cell>
          <table:table-cell table:style-name="Table2.A2" office:value-type="string">
            <text:p text:style-name="Table_20_Contents">Lập trình tùy biến giao diện OpenCPS (2)</text:p>
          </table:table-cell>
          <table:table-cell table:style-name="Table2.E2" office:value-type="string">
            <text:p text:style-name="Table_20_Contents">Nguyễn Thành Trung*</text:p>
            <text:p text:style-name="Table_20_Contents">Vũ Đăng Khoa</text:p>
          </table: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6">19.30-20.00</text:p>
          </table:table-cell>
          <table:table-cell table:style-name="Table2.A2" office:value-type="string">
            <text:p text:style-name="P7">Tổng kết khóa học</text:p>
          </table:table-cell>
          <table:table-cell table:style-name="Table2.E2" office:value-type="string">
            <text:p text:style-name="Table_20_Contents"/>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roman"/>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 LibreOffice_project/5e3e00a007d9b3b6efb6797a8b8e57b51ab1f737</meta:generator>
    <meta:initial-creator>Cuong Le</meta:initial-creator>
    <meta:creation-date>2016-08-22T03:48:00Z</meta:creation-date>
    <dc:date>2016-08-22T15:12:35.244000000</dc:date>
    <meta:editing-cycles>7</meta:editing-cycles>
    <meta:editing-duration>PT9M43S</meta:editing-duration>
    <meta:document-statistic meta:table-count="2" meta:image-count="0" meta:object-count="0" meta:page-count="4" meta:paragraph-count="199" meta:word-count="907" meta:character-count="4287" meta:non-whitespace-character-count="3582"/>
    <meta:template xlink:type="simple" xlink:actuate="onRequest" xlink:title="" xlink:href="../../../../../../AppData/Local/Temp/Chuong%20trinh%20khoa%20huan%20luyen%20OpenCPS%20thang%208%202016-1.odt/Normal"/>
  </office:meta>
</office:document-meta>
</file>